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OpenSymbol" svg:font-family="OpenSymbol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ohit Hindi4" svg:font-family="'Lohit Hindi'" style:font-family-generic="modern" style:font-pitch="fixed"/>
    <style:font-face style:name="Lohit Hindi1" svg:font-family="'Lohit Hindi'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 style:list-style-name="L3">
      <style:paragraph-properties fo:text-align="start" style:justify-single-word="false"/>
    </style:style>
    <style:style style:name="P4" style:family="paragraph" style:parent-style-name="Text_20_body" style:list-style-name="L4">
      <style:paragraph-properties fo:text-align="start" style:justify-single-word="false"/>
    </style:style>
    <style:style style:name="P5" style:family="paragraph" style:parent-style-name="Text_20_body" style:list-style-name="L5">
      <style:paragraph-properties fo:text-align="start" style:justify-single-word="false"/>
    </style:style>
    <style:style style:name="P6" style:family="paragraph" style:parent-style-name="Text_20_body" style:list-style-name="L6">
      <style:paragraph-properties fo:text-align="start" style:justify-single-word="false"/>
    </style:style>
    <style:style style:name="P7" style:family="paragraph" style:parent-style-name="Text_20_body" style:list-style-name="L7">
      <style:paragraph-properties fo:text-align="start" style:justify-single-word="false"/>
    </style:style>
    <style:style style:name="P8" style:family="paragraph" style:parent-style-name="Text_20_body" style:list-style-name="L8">
      <style:paragraph-properties fo:text-align="start" style:justify-single-word="false"/>
    </style:style>
    <style:style style:name="P9" style:family="paragraph" style:parent-style-name="Text_20_body" style:list-style-name="L9">
      <style:paragraph-properties fo:text-align="start" style:justify-single-word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ext_20_body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ext_20_body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ext_20_body" style:list-style-name="L1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17" style:family="paragraph" style:parent-style-name="Heading_20_1" style:master-page-name="Standard">
      <style:paragraph-properties fo:text-align="center" style:justify-single-word="false" style:page-number="auto"/>
    </style:style>
    <style:style style:name="P18" style:family="paragraph" style:parent-style-name="Preformatted_20_Text" style:list-style-name="L3"/>
    <style:style style:name="P19" style:family="paragraph" style:parent-style-name="Heading_20_4">
      <style:text-properties fo:font-size="11pt" style:font-size-asian="11pt" style:font-size-complex="11pt"/>
    </style:style>
    <style:style style:name="P20" style:family="paragraph" style:parent-style-name="Heading_20_3">
      <style:text-properties fo:font-size="14pt" fo:font-style="normal" style:font-size-asian="14pt" style:font-style-asian="normal" style:font-size-complex="14pt" style:font-style-complex="normal"/>
    </style:style>
    <style:style style:name="P21" style:family="paragraph" style:parent-style-name="Heading_20_3">
      <style:text-properties fo:font-size="14pt" style:font-size-asian="14pt" style:font-size-complex="14pt"/>
    </style:style>
    <style:style style:name="P22" style:family="paragraph" style:parent-style-name="Heading_20_2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PHP Basic Concepts</text:h>
      <text:h text:style-name="P22" text:outline-level="2">Programming BASICs</text:h>
      <text:p text:style-name="Text_20_body"/>
      <text:h text:style-name="Heading_20_3" text:outline-level="3">Topics</text:h>
      <text:list xml:id="list17438589061" text:style-name="L1">
        <text:list-item>
          <text:p text:style-name="P2">Parsing – Reading and Interpreting of a program.</text:p>
        </text:list-item>
        <text:list-item>
          <text:p text:style-name="P2">Basic Syntax – Principles of constructing statements.</text:p>
        </text:list-item>
        <text:list-item>
          <text:p text:style-name="P2">Types – Value distinction.</text:p>
        </text:list-item>
        <text:list-item>
          <text:p text:style-name="P2">Variable – A place to store values (read-write).</text:p>
        </text:list-item>
        <text:list-item>
          <text:p text:style-name="P2">Constants – A place to store a value (read-only).</text:p>
        </text:list-item>
        <text:list-item>
          <text:p text:style-name="P2">Expressions – A place to get a value.</text:p>
        </text:list-item>
        <text:list-item>
          <text:p text:style-name="P2">Operators – A value from one or more other values.</text:p>
        </text:list-item>
        <text:list-item>
          <text:p text:style-name="P2">Control Structures – Manipulate programs direction of flow.</text:p>
        </text:list-item>
        <text:list-item>
          <text:p text:style-name="P2">Functions – A callable routine that can take values and return values.</text:p>
        </text:list-item>
        <text:list-item>
          <text:p text:style-name="P2">Language Specific (PHP) – What makes PHP, PHP.</text:p>
        </text:list-item>
      </text:list>
      <text:p text:style-name="P1"/>
      <text:h text:style-name="P20" text:outline-level="3">Parsing</text:h>
      <text:h text:style-name="Heading_20_4" text:outline-level="4">Reading and Interpreting of a program.</text:h>
      <text:list xml:id="list1040304318" text:style-name="L2">
        <text:list-item>
          <text:p text:style-name="P10"/>
        </text:list-item>
      </text:list>
      <text:p text:style-name="Text_20_body"/>
      <text:h text:style-name="P21" text:outline-level="3">Basic Syntax</text:h>
      <text:h text:style-name="Heading_20_4" text:outline-level="4"><text:span text:style-name="T6">Principles of constructing stat</text:span><text:span text:style-name="T6">e</text:span><text:span text:style-name="T6">ments.</text:span></text:h>
      <text:list xml:id="list1433620127" text:style-name="L3">
        <text:list-item>
          <text:p text:style-name="P3">PHP Tags – Opening and Closing tags.</text:p>
        </text:list-item>
      </text:list>
      <text:list xml:id="list1427556379" text:style-name="L4">
        <text:list-item>
          <text:list>
            <text:list-item>
              <text:p text:style-name="P4"><text:span text:style-name="T3">&lt;?php</text:span> and <text:span text:style-name="T3">?&gt;</text:span></text:p>
            </text:list-item>
            <text:list-item>
              <text:p text:style-name="P4"><text:span text:style-name="T3">&lt;script language=”php”&gt;</text:span><text:span text:style-name="T4"> and </text:span><text:span text:style-name="T3">&lt;/script&gt;</text:span></text:p>
            </text:list-item>
            <text:list-item>
              <text:p text:style-name="P4"><text:span text:style-name="T3">&lt;?</text:span><text:span text:style-name="T4"> and </text:span><text:span text:style-name="T3">?&gt;</text:span></text:p>
            </text:list-item>
            <text:list-item>
              <text:p text:style-name="P4"><text:span text:style-name="T3">&lt;?=</text:span><text:span text:style-name="T4"> and </text:span><text:span text:style-name="T3">?&gt;</text:span></text:p>
            </text:list-item>
            <text:list-item>
              <text:p text:style-name="P4"><text:span text:style-name="T3">&lt;%</text:span><text:span text:style-name="T4"> and </text:span><text:span text:style-name="T3">%&gt;</text:span></text:p>
            </text:list-item>
            <text:list-item>
              <text:p text:style-name="P4"><text:span text:style-name="T3">&lt;%=</text:span><text:span text:style-name="T4"> and </text:span><text:span text:style-name="T3">%&gt;</text:span></text:p>
            </text:list-item>
          </text:list>
        </text:list-item>
      </text:list>
      <text:list xml:id="list1810506768" text:continue-list="list1433620127" text:style-name="L3">
        <text:list-item>
          <text:list>
            <text:list-item>
              <text:p text:style-name="P11"><text:span text:style-name="T3">Opening</text:span> tag tells the interpreter to turn on</text:p>
            </text:list-item>
            <text:list-item>
              <text:p text:style-name="P11"><text:soft-page-break/><text:span text:style-name="T3">Closing</text:span> tag tells the interpreter to turn off</text:p>
            </text:list-item>
            <text:list-item>
              <text:p text:style-name="P11">Tag Sets 1 and 2 are always available.</text:p>
              <text:list>
                <text:list-item>
                  <text:p text:style-name="P11">Other tag sets should be avoided when developing for redistribution.</text:p>
                </text:list-item>
                <text:list-item>
                  <text:p text:style-name="P11">Set 1 is most common and recommended.</text:p>
                </text:list-item>
              </text:list>
            </text:list-item>
            <text:list-item>
              <text:p text:style-name="P11">Tag Sets 3 and 4 are Short style – Requires a configuration change.</text:p>
              <text:list>
                <text:list-item>
                  <text:p text:style-name="P11">Configuration file (php.ini) – short_open_tag</text:p>
                </text:list-item>
                <text:list-item>
                  <text:p text:style-name="P18"><text:span text:style-name="T5">Compiled with</text:span> --enable-short-tags</text:p>
                </text:list-item>
                <text:list-item>
                  <text:p text:style-name="P11">Since ver 5.4 parser recognizes short tags regardless of configuration.</text:p>
                </text:list-item>
              </text:list>
            </text:list-item>
            <text:list-item>
              <text:p text:style-name="P11">Tag Sets 5 and 6 are ASP style – Requires a configuration change.</text:p>
              <text:list>
                <text:list-item>
                  <text:p text:style-name="P11">Configuration file (php.ini) – asp_tags</text:p>
                </text:list-item>
              </text:list>
            </text:list-item>
            <text:list-item>
              <text:p text:style-name="P11">Since ver 5.3 parser allows an opening tag (minimum of one white space character) by itself in a file.</text:p>
            </text:list-item>
            <text:list-item>
              <text:p text:style-name="P11">A Close tag at the end of the file is optional.</text:p>
              <text:list>
                <text:list-item>
                  <text:p text:style-name="P11">Helpful so unwanted white space does not occur.</text:p>
                </text:list-item>
              </text:list>
            </text:list-item>
          </text:list>
        </text:list-item>
        <text:list-item>
          <text:p text:style-name="P3">Escaping – Switching the Interpreter on and off.</text:p>
          <text:list>
            <text:list-item>
              <text:p text:style-name="P3">Embedding – Everything outside of the php tags is ignored (escaped).</text:p>
            </text:list-item>
            <text:list-item>
              <text:p text:style-name="P3">Escaped content is output.</text:p>
            </text:list-item>
            <text:list-item>
              <text:p text:style-name="P3">Escaping large blocks of output is more efficient than using an output function or command.</text:p>
              <text:list>
                <text:list-item>
                  <text:p text:style-name="P3">echo</text:p>
                </text:list-item>
                <text:list-item>
                  <text:p text:style-name="P3">print</text:p>
                </text:list-item>
              </text:list>
            </text:list-item>
            <text:list-item>
              <text:p text:style-name="P11">Parsing in this manner allows PHP to be embedded in all sorts of different documents.</text:p>
              <text:list>
                <text:list-item>
                  <text:p text:style-name="P3">HTML</text:p>
                </text:list-item>
                <text:list-item>
                  <text:p text:style-name="P3">XML</text:p>
                </text:list-item>
                <text:list-item>
                  <text:p text:style-name="P3">CSS</text:p>
                </text:list-item>
                <text:list-item>
                  <text:p text:style-name="P3">JS</text:p>
                </text:list-item>
                <text:list-item>
                  <text:p text:style-name="P3">CSV</text:p>
                </text:list-item>
                <text:list-item>
                  <text:p text:style-name="P3">SVG</text:p>
                </text:list-item>
                <text:list-item>
                  <text:p text:style-name="P3">Templates</text:p>
                </text:list-item>
              </text:list>
            </text:list-item>
            <text:list-item>
              <text:p text:style-name="P3">New Lines directly after Closing tags are not output.</text:p>
            </text:list-item>
          </text:list>
        </text:list-item>
        <text:list-item>
          <text:p text:style-name="P3">Instruction Separation – Individual Statements made clear.</text:p>
          <text:list>
            <text:list-item>
              <text:p text:style-name="P3">Separated with semicolon at end of statements.</text:p>
            </text:list-item>
            <text:list-item>
              <text:p text:style-name="P3">Semicolon is not necessary for the last statement of a PHP block.</text:p>
            </text:list-item>
          </text:list>
        </text:list-item>
        <text:list-item>
          <text:p text:style-name="P3">Comments – Human Readable Annotations.</text:p>
          <text:list>
            <text:list-item>
              <text:p text:style-name="P3">Single-line – Comment to the end of the line or PHP block</text:p>
              <text:list>
                <text:list-item>
                  <text:p text:style-name="P13"><text:span text:style-name="T4">XML style PHP tags (&lt;/script&gt;) do</text:span><text:span text:style-name="T4">n't</text:span><text:span text:style-name="T4"> break out of comments</text:span></text:p>
                </text:list-item>
                <text:list-item>
                  <text:p text:style-name="P13">//<text:span text:style-name="T4"> </text:span><text:span text:style-name="T4">– C++ style comments</text:span></text:p>
                </text:list-item>
                <text:list-item>
                  <text:p text:style-name="P13">#<text:span text:style-name="T4"> </text:span><text:span text:style-name="T4">– Perl style comments</text:span></text:p>
                </text:list-item>
              </text:list>
            </text:list-item>
            <text:list-item>
              <text:p text:style-name="P3">Multi line – Comment out large blocks of content</text:p>
              <text:list>
                <text:list-item>
                  <text:p text:style-name="P3"><text:soft-page-break/><text:span text:style-name="T3">/*</text:span> and <text:span text:style-name="T3">*/</text:span> – C style comments</text:p>
                </text:list-item>
                <text:list-item>
                  <text:p text:style-name="P3">First close comment tag ends the comment, don't nest Multi line comments.</text:p>
                </text:list-item>
              </text:list>
            </text:list-item>
          </text:list>
        </text:list-item>
      </text:list>
      <text:p text:style-name="Text_20_body"/>
      <text:h text:style-name="Heading_20_3" text:outline-level="3">Types</text:h>
      <text:h text:style-name="P19" text:outline-level="4">Scalar &amp; Compound value distinction.</text:h>
      <text:list xml:id="list1180652161" text:continue-list="list17438589061" text:style-name="L1">
        <text:list-item>
          <text:p text:style-name="P2">Scalar – A single unit of data</text:p>
          <text:list>
            <text:list-item>
              <text:p text:style-name="P2">Boolean – <text:span text:style-name="T2">Two possible values</text:span></text:p>
              <text:list>
                <text:list-item>
                  <text:p text:style-name="P15">Use the Keywords <text:span text:style-name="T1">TRUE</text:span> or <text:span text:style-name="T1">FALSE</text:span></text:p>
                </text:list-item>
                <text:list-item>
                  <text:p text:style-name="P15">Keywords are case-insensitive </text:p>
                </text:list-item>
              </text:list>
            </text:list-item>
            <text:list-item>
              <text:p text:style-name="P2">Integer – A <text:span text:style-name="T1">Whole Number</text:span>, not a fraction of a number</text:p>
              <text:list>
                <text:list-item>
                  <text:p text:style-name="P2">Optionally preceded with a sign (-, +)</text:p>
                </text:list-item>
                <text:list-item>
                  <text:p text:style-name="P2">Specified in several bases</text:p>
                  <text:list>
                    <text:list-item>
                      <text:p text:style-name="P2">Binary – Base 2</text:p>
                      <text:list>
                        <text:list-item>
                          <text:p text:style-name="P2">Specified by preceding with <text:span text:style-name="T3">0b</text:span></text:p>
                        </text:list-item>
                        <text:list-item>
                          <text:p text:style-name="P12">Available since ver 5.4</text:p>
                        </text:list-item>
                      </text:list>
                    </text:list-item>
                    <text:list-item>
                      <text:p text:style-name="P2">Octal – Base 8</text:p>
                      <text:list>
                        <text:list-item>
                          <text:p text:style-name="P2">Specified by preceding with <text:span text:style-name="T3">0</text:span></text:p>
                        </text:list-item>
                      </text:list>
                    </text:list-item>
                    <text:list-item>
                      <text:p text:style-name="P2">Decimal – Base 10</text:p>
                      <text:list>
                        <text:list-item>
                          <text:p text:style-name="P2">Default Base</text:p>
                        </text:list-item>
                      </text:list>
                    </text:list-item>
                    <text:list-item>
                      <text:p text:style-name="P2">Hexadecimal – Base 16</text:p>
                      <text:list>
                        <text:list-item>
                          <text:p text:style-name="P2">Specified by preceding with <text:span text:style-name="T3">0x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Float – A <text:span text:style-name="T1">Real Number</text:span>, can contain a decimal</text:p>
              <text:list>
                <text:list-item>
                  <text:p text:style-name="P2">Specified in three ways</text:p>
                  <text:list>
                    <text:list-item>
                      <text:p text:style-name="P2">1.234</text:p>
                    </text:list-item>
                    <text:list-item>
                      <text:p text:style-name="P2">1.2e3</text:p>
                    </text:list-item>
                    <text:list-item>
                      <text:p text:style-name="P2">7E-10</text:p>
                    </text:list-item>
                  </text:list>
                </text:list-item>
              </text:list>
            </text:list-item>
            <text:list-item>
              <text:p text:style-name="P2">String – A <text:span text:style-name="T1">Series of Characters</text:span>, 1 <text:span text:style-name="T1">Character</text:span> is 1 bite</text:p>
              <text:list>
                <text:list-item>
                  <text:p text:style-name="P2">Specified four different ways</text:p>
                  <text:list>
                    <text:list-item>
                      <text:p text:style-name="P2">Single-quote</text:p>
                      <text:list>
                        <text:list-item>
                          <text:p text:style-name="P2">Simplest way to specify a string</text:p>
                        </text:list-item>
                        <text:list-item>
                          <text:p text:style-name="P2">To specify a single-quote in the string precede (escape) it with a backslash <text:span text:style-name="T3">\</text:span></text:p>
                        </text:list-item>
                        <text:list-item>
                          <text:p text:style-name="P2"><text:span text:style-name="T4">To specify a backslash precede (escape) it with a backslash </text:span><text:span text:style-name="T3">\</text:span><text:span text:style-name="T3">String</text:span></text:p>
                        </text:list-item>
                      </text:list>
                    </text:list-item>
                    <text:list-item>
                      <text:p text:style-name="P2">Double-quote</text:p>
                      <text:list>
                        <text:list-item>
                          <text:p text:style-name="P2">Interpret more escape sequences than single-quote</text:p>
                          <text:list>
                            <text:list-item>
                              <text:p text:style-name="P14">\n<text:span text:style-name="T4"> – Linefeed</text:span></text:p>
                            </text:list-item>
                            <text:list-item>
                              <text:p text:style-name="P14"><text:soft-page-break/>\r<text:span text:style-name="T4"> – Carriage return</text:span></text:p>
                            </text:list-item>
                            <text:list-item>
                              <text:p text:style-name="P14">\t<text:span text:style-name="T4"> – Horizontal tab</text:span></text:p>
                            </text:list-item>
                            <text:list-item>
                              <text:p text:style-name="P14">\v<text:span text:style-name="T4"> – Vertical tab</text:span></text:p>
                            </text:list-item>
                            <text:list-item>
                              <text:p text:style-name="P14">\e<text:span text:style-name="T4"> – Escape</text:span></text:p>
                            </text:list-item>
                            <text:list-item>
                              <text:p text:style-name="P14">\f<text:span text:style-name="T4"> – Form feed</text:span></text:p>
                            </text:list-item>
                            <text:list-item>
                              <text:p text:style-name="P14">\\<text:span text:style-name="T4"> – Backslash</text:span></text:p>
                            </text:list-item>
                            <text:list-item>
                              <text:p text:style-name="P14">\$<text:span text:style-name="T4"> – Dollar sign</text:span></text:p>
                            </text:list-item>
                            <text:list-item>
                              <text:p text:style-name="P14">\”<text:span text:style-name="T4"> – Double-quote</text:span></text:p>
                            </text:list-item>
                          </text:list>
                        </text:list-item>
                        <text:list-item>
                          <text:p text:style-name="P12">Variables will be evaluated and inserted in the string</text:p>
                        </text:list-item>
                      </text:list>
                    </text:list-item>
                    <text:list-item>
                      <text:p text:style-name="P2">Heredoc syntax</text:p>
                      <text:list>
                        <text:list-item>
                          <text:p text:style-name="P2">Opened with <text:span text:style-name="T3">&lt;&lt;&lt;</text:span></text:p>
                          <text:list>
                            <text:list-item>
                              <text:p text:style-name="P2"><text:span text:style-name="T4">F</text:span><text:span text:style-name="T4">ollowed by a n</text:span><text:span text:style-name="T4">ame</text:span><text:span text:style-name="T4"> </text:span><text:span text:style-name="T4">(optional enclosed in double-quotes)</text:span></text:p>
                            </text:list-item>
                            <text:list-item>
                              <text:p text:style-name="P2"><text:span text:style-name="T4">With a </text:span><text:span text:style-name="T4">newline </text:span><text:span text:style-name="T4">directly after</text:span></text:p>
                            </text:list-item>
                          </text:list>
                        </text:list-item>
                        <text:list-item>
                          <text:p text:style-name="P12">Closed with the same identifier as it's opened with</text:p>
                          <text:list>
                            <text:list-item>
                              <text:p text:style-name="P12">Must start on the first character of the line</text:p>
                            </text:list-item>
                            <text:list-item>
                              <text:p text:style-name="P12">Must be the only thing on the line, with exception to a semicolon</text:p>
                            </text:list-item>
                            <text:list-item>
                              <text:p text:style-name="P12">Interprets the same set as double-quote, minus the double quote escap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Nowdoc syntax</text:p>
                      <text:list>
                        <text:list-item>
                          <text:p text:style-name="P2">Available since ver 5.3</text:p>
                        </text:list-item>
                        <text:list-item>
                          <text:p text:style-name="P2">Opened with the same identifier as Heredoc</text:p>
                          <text:list>
                            <text:list-item>
                              <text:p text:style-name="P2">However the following name is enclosed in single-quotes</text:p>
                            </text:list-item>
                          </text:list>
                        </text:list-item>
                        <text:list-item>
                          <text:p text:style-name="P2">Closed using the same rules as Heredoc</text:p>
                        </text:list-item>
                      </text:list>
                    </text:list-item>
                  </text:list>
                </text:list-item>
                <text:list-item>
                  <text:p text:style-name="P2"/>
                </text:list-item>
              </text:list>
            </text:list-item>
          </text:list>
        </text:list-item>
        <text:list-item>
          <text:p text:style-name="P2">Compound – Types that store other types</text:p>
          <text:list>
            <text:list-item>
              <text:p text:style-name="P2"><text:span text:style-name="T2">Array – An </text:span><text:span text:style-name="T1">Ordered Map</text:span><text:span text:style-name="T2"> containing </text:span><text:span text:style-name="T1">Key-Value</text:span><text:span text:style-name="T2"> pairs</text:span></text:p>
              <text:list>
                <text:list-item>
                  <text:p text:style-name="P2"><text:span text:style-name="T2">A </text:span><text:span text:style-name="T1">Key</text:span><text:span text:style-name="T2"> can be ether an </text:span><text:span text:style-name="T1">Integer</text:span><text:span text:style-name="T2"> or a </text:span><text:span text:style-name="T1">String</text:span></text:p>
                </text:list-item>
                <text:list-item>
                  <text:p text:style-name="P2"><text:span text:style-name="T2">The </text:span><text:span text:style-name="T1">Value</text:span><text:span text:style-name="T2"> can be any </text:span><text:span text:style-name="T1">Type</text:span></text:p>
                </text:list-item>
              </text:list>
            </text:list-item>
            <text:list-item>
              <text:p text:style-name="P2"><text:span text:style-name="T2">Object – An Instantiated </text:span><text:span text:style-name="T1">Class</text:span></text:p>
              <text:list>
                <text:list-item>
                  <text:p text:style-name="P2"><text:span text:style-name="T2">Class – A definition of a collection of </text:span><text:span text:style-name="T1">variables</text:span><text:span text:style-name="T2"> and </text:span><text:span text:style-name="T1">functions</text:span></text:p>
                </text:list-item>
                <text:list-item>
                  <text:p text:style-name="P16">stdClass</text:p>
                </text:list-item>
                <text:list-item>
                  <text:p text:style-name="P16">Predefined Interfaces</text:p>
                  <text:list>
                    <text:list-item>
                      <text:p text:style-name="P16">Traversable</text:p>
                    </text:list-item>
                    <text:list-item>
                      <text:p text:style-name="P16">Iterator</text:p>
                    </text:list-item>
                    <text:list-item>
                      <text:p text:style-name="P16">IteratorAggregate</text:p>
                    </text:list-item>
                    <text:list-item>
                      <text:p text:style-name="P16">ArrayAccess</text:p>
                    </text:list-item>
                    <text:list-item>
                      <text:p text:style-name="P16">Serializable</text:p>
                    </text:list-item>
                    <text:list-item>
                      <text:p text:style-name="P16">Closure</text:p>
                    </text:list-item>
                  </text:list>
                </text:list-item>
                <text:list-item>
                  <text:p text:style-name="P16"><text:soft-page-break/>Standard PHP Library – SPL - Basic Extension</text:p>
                </text:list-item>
                <text:list-item>
                  <text:p text:style-name="P16">User Defined – An Instantiated User Defined Class</text:p>
                </text:list-item>
              </text:list>
            </text:list-item>
          </text:list>
        </text:list-item>
        <text:list-item>
          <text:p text:style-name="P16">Special – Non Standard</text:p>
          <text:list>
            <text:list-item>
              <text:p text:style-name="P2">NULL – Equivalent to not set or <text:span text:style-name="T1">void</text:span></text:p>
            </text:list-item>
            <text:list-item>
              <text:p text:style-name="P16">Resource</text:p>
            </text:list-item>
          </text:list>
        </text:list-item>
        <text:list-item>
          <text:p text:style-name="P16">Documented</text:p>
          <text:list>
            <text:list-item>
              <text:p text:style-name="P16">mixed</text:p>
            </text:list-item>
            <text:list-item>
              <text:p text:style-name="P16">number</text:p>
            </text:list-item>
            <text:list-item>
              <text:p text:style-name="P16">callback &amp; callable</text:p>
            </text:list-item>
            <text:list-item>
              <text:p text:style-name="P16">void</text:p>
            </text:list-item>
            <text:list-item>
              <text:p text:style-name="P16">$...</text:p>
            </text:list-item>
          </text:list>
        </text:list-item>
        <text:list-item>
          <text:p text:style-name="P16">Converting Types – Not Basic information (Maybe <text:span text:style-name="T3">Basics II</text:span>)</text:p>
        </text:list-item>
      </text:list>
      <text:p text:style-name="P1"/>
      <text:h text:style-name="Heading_20_3" text:outline-level="3">Variable</text:h>
      <text:h text:style-name="Heading_20_4" text:outline-level="4"><text:span text:style-name="T6">A </text:span><text:span text:style-name="T6">place to store values </text:span><text:span text:style-name="T6">(read-write).</text:span></text:h>
      <text:list xml:id="list459139604" text:continue-numbering="true" text:style-name="L1">
        <text:list-item>
          <text:p text:style-name="P2">Declaration – Defining the variable prior to first use (not required in PHP)</text:p>
        </text:list-item>
        <text:list-item>
          <text:p text:style-name="P2">Typing – Specifying a type for the variable (not done in PHP)</text:p>
        </text:list-item>
        <text:list-item>
          <text:p text:style-name="P2">Scope – The context which the variable can be accessed</text:p>
          <text:list>
            <text:list-item>
              <text:p text:style-name="P2">Global – Within a code block the <text:span text:style-name="T1">global</text:span> keyword will allow access to global variables</text:p>
            </text:list-item>
            <text:list-item>
              <text:p text:style-name="P2">Static – Only visible within its own code block</text:p>
            </text:list-item>
          </text:list>
        </text:list-item>
        <text:list-item>
          <text:p text:style-name="P2">Signifier – Variables are preceded with a '$'</text:p>
        </text:list-item>
        <text:list-item>
          <text:p text:style-name="P2">Name – The name of the variable can contain underscore, letters, and numbers</text:p>
          <text:list>
            <text:list-item>
              <text:p text:style-name="P2">The first character can be an underscore or a letter</text:p>
            </text:list-item>
            <text:list-item>
              <text:p text:style-name="P2">Variable names are case-sensitive</text:p>
            </text:list-item>
          </text:list>
        </text:list-item>
        <text:list-item>
          <text:p text:style-name="P2">Predefined Variables – Populated by the system environment and active code</text:p>
          <text:list>
            <text:list-item>
              <text:p text:style-name="P2">Superglobals – Arrays containing environmental values available in all scopes</text:p>
              <text:list>
                <text:list-item>
                  <text:p text:style-name="P2">$GLOBALS – All variables within the global scope</text:p>
                </text:list-item>
                <text:list-item>
                  <text:p text:style-name="P2">$_SERVER – Execution environment values</text:p>
                </text:list-item>
                <text:list-item>
                  <text:p text:style-name="P2">$_GET – HTTP GET variables</text:p>
                </text:list-item>
                <text:list-item>
                  <text:p text:style-name="P2">$_POST – HTTP POST variables</text:p>
                </text:list-item>
                <text:list-item>
                  <text:p text:style-name="P2">$_COOKIE – HTTP Cookie variables</text:p>
                </text:list-item>
                <text:list-item>
                  <text:p text:style-name="P2">$_REQUEST – HTTP GET, POST, and COOKIE variables</text:p>
                </text:list-item>
                <text:list-item>
                  <text:p text:style-name="P2">$_FILES – HTTP File Upload variables </text:p>
                </text:list-item>
                <text:list-item>
                  <text:p text:style-name="P2">$_SESSION – Session variables</text:p>
                </text:list-item>
                <text:list-item>
                  <text:p text:style-name="P2">$_ENV – Environment variables</text:p>
                </text:list-item>
              </text:list>
            </text:list-item>
            <text:list-item>
              <text:p text:style-name="P2"><text:soft-page-break/>$php_errormsg – Last error message</text:p>
            </text:list-item>
            <text:list-item>
              <text:p text:style-name="P2">$argc – Number of arguments passed to the script</text:p>
            </text:list-item>
            <text:list-item>
              <text:p text:style-name="P2">$argv – Array of arguments passed to the script</text:p>
            </text:list-item>
          </text:list>
        </text:list-item>
        <text:list-item>
          <text:p text:style-name="P2">Variable variables – Calling for the contents a variable with the variables name</text:p>
        </text:list-item>
      </text:list>
      <text:p text:style-name="Text_20_body"/>
      <text:h text:style-name="Heading_20_3" text:outline-level="3">Constants</text:h>
      <text:h text:style-name="Heading_20_4" text:outline-level="4"><text:span text:style-name="T6">A </text:span><text:span text:style-name="T6">place to store a value </text:span><text:span text:style-name="T6">(read-only).</text:span></text:h>
      <text:list xml:id="list1165009500" text:continue-numbering="true" text:style-name="L1">
        <text:list-item>
          <text:p text:style-name="P2">Declaration – Defining the constant for use later</text:p>
        </text:list-item>
        <text:list-item>
          <text:p text:style-name="P2">Values – Scalar data is allowed</text:p>
        </text:list-item>
        <text:list-item>
          <text:p text:style-name="P2">Magic Constants</text:p>
          <text:list>
            <text:list-item>
              <text:p text:style-name="P2">__LINE__ – Current line number in the file </text:p>
            </text:list-item>
            <text:list-item>
              <text:p text:style-name="P2">__FILE__ – Full path and filename of the file </text:p>
            </text:list-item>
            <text:list-item>
              <text:p text:style-name="P2">__DIR__ – Path of the file </text:p>
            </text:list-item>
            <text:list-item>
              <text:p text:style-name="P2">__FUNCTION__ – Name of current function <text:s/></text:p>
            </text:list-item>
            <text:list-item>
              <text:p text:style-name="P2">__CLASS__ – Name of current class</text:p>
            </text:list-item>
            <text:list-item>
              <text:p text:style-name="P2">__TRAIT__ – Name of current trait</text:p>
            </text:list-item>
            <text:list-item>
              <text:p text:style-name="P2">__METHOD__ – Name of current method</text:p>
            </text:list-item>
            <text:list-item>
              <text:p text:style-name="P2">__NAMESPACE__ – Name of current namespace</text:p>
            </text:list-item>
          </text:list>
        </text:list-item>
      </text:list>
      <text:p text:style-name="P1"/>
      <text:h text:style-name="Heading_20_3" text:outline-level="3">Expressions</text:h>
      <text:h text:style-name="Heading_20_4" text:outline-level="4"><text:span text:style-name="T6">A </text:span><text:span text:style-name="T6">place to get a value.</text:span></text:h>
      <text:list xml:id="list1546197819" text:style-name="L5">
        <text:list-item>
          <text:p text:style-name="P5"/>
        </text:list-item>
      </text:list>
      <text:p text:style-name="Text_20_body"/>
      <text:h text:style-name="Heading_20_3" text:outline-level="3">Operators</text:h>
      <text:h text:style-name="Heading_20_4" text:outline-level="4"><text:span text:style-name="T6">A </text:span><text:span text:style-name="T6">value from one or more other values.</text:span></text:h>
      <text:list xml:id="list1570891302" text:style-name="L6">
        <text:list-item>
          <text:p text:style-name="P6"/>
        </text:list-item>
      </text:list>
      <text:p text:style-name="P1"/>
      <text:h text:style-name="Heading_20_3" text:outline-level="3">Control Structures</text:h>
      <text:h text:style-name="Heading_20_4" text:outline-level="4"><text:span text:style-name="T6">Manipulate</text:span><text:span text:style-name="T6"> programs direction of flow.</text:span></text:h>
      <text:list xml:id="list562182093" text:style-name="L7">
        <text:list-item>
          <text:p text:style-name="P7">Advanced escaping using conditionals</text:p>
        </text:list-item>
        <text:list-item>
          <text:p text:style-name="P7"/>
        </text:list-item>
      </text:list>
      <text:p text:style-name="P1"><text:soft-page-break/></text:p>
      <text:h text:style-name="Heading_20_3" text:outline-level="3">Functions</text:h>
      <text:h text:style-name="Heading_20_4" text:outline-level="4"><text:span text:style-name="T6">A </text:span><text:span text:style-name="T6">callable </text:span><text:span text:style-name="T6">routine </text:span><text:span text:style-name="T6">that can take values and return values.</text:span></text:h>
      <text:list xml:id="list444311818" text:style-name="L8">
        <text:list-item>
          <text:p text:style-name="P8"/>
        </text:list-item>
      </text:list>
      <text:p text:style-name="P1"/>
      <text:h text:style-name="Heading_20_3" text:outline-level="3">Language Specific (PHP)</text:h>
      <text:h text:style-name="Heading_20_4" text:outline-level="4"><text:span text:style-name="T6">W</text:span><text:span text:style-name="T6">hat makes PHP, PHP.</text:span></text:h>
      <text:list xml:id="list1448788962" text:style-name="L9">
        <text:list-item>
          <text:p text:style-name="P9"/>
        </text:list-item>
      </text:list>
      <text:p text:style-name="P1"/>
      <text:p text:style-name="P1">http://www.php.net/manual/en/</text:p>
      <text:p text:style-name="P1">http://www.php.net/manual/en/language.expressions.php</text:p>
      <text:p text:style-name="P1">http://en.wikiversity.org/wiki/Introduction_to_Computer_Scien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OpenSymbol" svg:font-family="OpenSymbol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ohit Hindi4" svg:font-family="'Lohit Hindi'" style:font-family-generic="modern" style:font-pitch="fixed"/>
    <style:font-face style:name="Lohit Hindi1" svg:font-family="'Lohit Hindi'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2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0in" fo:margin-right="0in" fo:margin-top="0.2937in" fo:margin-bottom="0.1472in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24pt" fo:text-shadow="none" style:text-underline-style="none" fo:font-weight="bold" style:letter-kerning="true" style:font-name-asian="Tahoma" style:font-size-asian="24pt" style:font-weight-asian="bold" style:font-name-complex="Arial2" style:font-size-complex="12pt" style:text-emphasize="non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ohit Hindi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Lohit Hindi4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Likins</meta:initial-creator>
    <meta:creation-date>2013-04-29T23:29:55</meta:creation-date>
    <meta:generator>LibreOffice/3.5$Linux_x86 LibreOffice_project/350m1$Build-2</meta:generator>
    <dc:date>2013-12-05T01:17:52</dc:date>
    <dc:creator>Sam Likins</dc:creator>
    <meta:editing-duration>PT8H24M39S</meta:editing-duration>
    <meta:editing-cycles>15</meta:editing-cycles>
    <meta:document-statistic meta:table-count="0" meta:image-count="0" meta:object-count="0" meta:page-count="7" meta:paragraph-count="197" meta:word-count="1309" meta:character-count="6912" meta:non-whitespace-character-count="5965"/>
  </office:meta>
</office:document-meta>
</file>